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21.93mm"/>
    </style:style>
    <style:style style:name="co3" style:family="table-column">
      <style:table-column-properties fo:break-before="auto" style:column-width="23.6mm"/>
    </style:style>
    <style:style style:name="co4" style:family="table-column">
      <style:table-column-properties fo:break-before="auto" style:column-width="23.7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kens</text:p>
          </table:table-cell>
          <table:table-cell/>
          <table:table-cell office:value-type="string" calcext:value-type="string">
            <text:p>Gold Ta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llo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friend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lcome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V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rtificial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Intelligence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studi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modul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represent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us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possibilit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us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blind 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<text:s text:c="2"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ki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breadth-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depth-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handl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se </text:p>
          </table:table-cell>
          <table:table-cell office:value-type="string" calcext:value-type="string">
            <text:p><text:s/>DT</text:p>
          </table:table-cell>
          <table:table-cell office:value-type="string" calcext:value-type="string">
            <text:p>NN(compound)</text:p>
          </table:table-cell>
          <table:table-cell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enter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entang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combinatori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explos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Combinatori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explos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option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revious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gall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ate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ju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few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ould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gai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becom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imposs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man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problem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tal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rivi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ravel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salesman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resul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rious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combinatori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explos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sol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re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learn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domai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mov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other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somehow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RB</text:p>
          </table:table-cell>
          <table:table-cell/>
        </table:table-row>
        <table:table-row table:style-name="ro1">
          <table:table-cell office:value-type="string" calcext:value-type="string">
            <text:p>manage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V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becom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easi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mov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complet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re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precise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hem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begin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ntrodu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sk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laye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given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oar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osi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boar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osition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would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say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ll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much 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RB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quantitativ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representa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view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hink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way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NN(compound)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quantitativ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representa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goodnes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ll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respons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do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mean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?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m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given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boar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osi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gi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–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gi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m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EX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defea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m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wi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m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P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indicat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meri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ba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us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domai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knowledg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ak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npu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?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com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ba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office:value-type="string" calcext:value-type="string">
            <text:p><text:s/>CC</text:p>
          </table:table-cell>
          <table:table-cell office:value-type="string" calcext:value-type="string">
            <text:p>NN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convention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design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your </text:p>
          </table:table-cell>
          <table:table-cell table:number-columns-repeated="2" office:value-type="string" calcext:value-type="string">
            <text:p><text:s/>PRP$</text:p>
          </table:table-cell>
          <table:table-cell/>
        </table:table-row>
        <table:table-row table:style-name="ro1">
          <table:table-cell office:value-type="string" calcext:value-type="string">
            <text:p>own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tandar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such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Farmer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Fox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Chicken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Grain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uppos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esign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Farmer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Fox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Chicken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Grain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assum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exis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say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everybod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lef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han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i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no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nobod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lef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han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i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everybod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han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i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do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mean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?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mean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N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win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solv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missionar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canniba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orry </text:p>
          </table:table-cell>
          <table:table-cell office:value-type="string" calcext:value-type="string">
            <text:p><text:s/>VBD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milk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ju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orry </text:p>
          </table:table-cell>
          <table:table-cell office:value-type="string" calcext:value-type="string">
            <text:p><text:s/>VBP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do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mean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?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o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left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jug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errib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rong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[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ndiscern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]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[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D</text:p>
          </table:table-cell>
          <table:table-cell office:value-type="string" calcext:value-type="string">
            <text:p><text:s/>CD</text:p>
          </table:table-cell>
        </table:table-row>
        <table:table-row table:style-name="ro1">
          <table:table-cell office:value-type="string" calcext:value-type="string">
            <text:p>]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fte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kin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dea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los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ailur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s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exampl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more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must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lea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mean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ell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ssum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ginn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m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ypic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pla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office:value-type="string" calcext:value-type="string">
            <text:p><text:s/>CD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–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gall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ate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ju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few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mov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uppos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ay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office:value-type="string" calcext:value-type="string">
            <text:p><text:s/>RBS</text:p>
          </table:table-cell>
          <table:table-cell office:value-type="string" calcext:value-type="string">
            <text:p>VBP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clear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indicat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other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should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?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should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rather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m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breadth-firs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bran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bran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hir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bran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DFS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m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blind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guide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blind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unguide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Anywa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office:value-type="string" calcext:value-type="string">
            <text:p><text:s/>EX</text:p>
          </table:table-cell>
          <table:table-cell office:value-type="string" calcext:value-type="string">
            <text:p>EX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problem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question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d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probab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s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befor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proceed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writ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?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uppos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know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writ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put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fac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eas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–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ques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eas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office:value-type="string" calcext:value-type="string">
            <text:p><text:s/>DT</text:p>
          </table:table-cell>
          <table:table-cell office:value-type="string" calcext:value-type="string">
            <text:p>RB</text:p>
          </table:table-cell>
          <table:table-cell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alternativ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uppose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VB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m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mov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i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giv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m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proceed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s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precise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suppos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hem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hapte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writ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depend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domai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reas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discuss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much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know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ook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vaila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writ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given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domai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ook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suit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your </text:p>
          </table:table-cell>
          <table:table-cell table:number-columns-repeated="2" office:value-type="string" calcext:value-type="string">
            <text:p><text:s/>PRP$</text:p>
          </table:table-cell>
          <table:table-cell/>
        </table:table-row>
        <table:table-row table:style-name="ro1">
          <table:table-cell office:value-type="string" calcext:value-type="string">
            <text:p>domai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ry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writ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rself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otherwis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know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writ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ateve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tal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perfect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know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still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gai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prett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m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?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m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increment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/>
        </table:table-row>
        <table:table-row table:style-name="ro1">
          <table:table-cell office:value-type="string" calcext:value-type="string">
            <text:p>curre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V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seven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ven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RP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on 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RP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my </text:p>
          </table:table-cell>
          <table:table-cell office:value-type="string" calcext:value-type="string">
            <text:p><text:s/>PRP$</text:p>
          </table:table-cell>
          <table:table-cell office:value-type="string" calcext:value-type="string">
            <text:p>PRP</text:p>
          </table:table-cell>
          <table:table-cell/>
        </table:table-row>
        <table:table-row table:style-name="ro1">
          <table:table-cell office:value-type="string" calcext:value-type="string">
            <text:p>requiremen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reach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ol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P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algorith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shown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cree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mak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curre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urre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goa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grea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need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ny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fin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rul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new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pply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left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rul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dea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a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head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igur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alk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d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begin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VBD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too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?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lesser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d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urre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obvious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mak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option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sam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jump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got </text:p>
          </table:table-cell>
          <table:table-cell table:number-columns-repeated="2" office:value-type="string" calcext:value-type="string">
            <text:p><text:s/>VBD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ounds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ypic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d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RBS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mov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along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nic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office:value-type="string" calcext:value-type="string">
            <text:p><text:s/>CC</text:p>
          </table:table-cell>
          <table:table-cell office:value-type="string" calcext:value-type="string">
            <text:p>CC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neither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stuck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stuck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forward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Remember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non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maxima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reach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in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goa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urround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office:value-type="string" calcext:value-type="string">
            <text:p><text:s/>,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maximu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$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less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?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d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reach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Y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mini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maxima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kin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reached </text:p>
          </table:table-cell>
          <table:table-cell table:number-columns-repeated="2" office:value-type="string" calcext:value-type="string">
            <text:p><text:s/>VBD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maxima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dea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ame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rul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rul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ossibilit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pply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any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rul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dea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do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nstead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pick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find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explor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everyon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agai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RBS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pick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chil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known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look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giv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gi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igh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hil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igh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tal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ns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entangled </text:p>
          </table:table-cell>
          <table:table-cell table:number-columns-repeated="2" office:value-type="string" calcext:value-type="string">
            <text:p><text:s/>VBD</text:p>
          </table:table-cell>
          <table:table-cell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maxima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find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should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stop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fail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fac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llow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chil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rrespectiv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arent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revious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wo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head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brand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fac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yp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ye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hir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consider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andidat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RBS</text:p>
          </table:table-cell>
          <table:table-cell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lways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look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list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li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mak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urre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ak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tor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orte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orde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op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look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look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op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alu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add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agai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op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D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kept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area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mayb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surprised </text:p>
          </table:table-cell>
          <table:table-cell table:number-columns-repeated="2" office:value-type="string" calcext:value-type="string">
            <text:p><text:s/>VB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pick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unexplore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oin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stor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interesting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Obvious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eed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henever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henever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hil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repeat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easi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understand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generat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dd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reas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keep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ginn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insert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unexplore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find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empt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report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failur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becom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empt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imposs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ll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henever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roa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head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characteristic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remember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wor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mean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obvious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need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nexplor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alk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ee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interesting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lways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irrespectiv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aren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unlik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stuck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tri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urfa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describ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dire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dire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dire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may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feel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jitter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mov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fr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direct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ccepta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–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ormula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direct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lead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AI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ormula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giv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exac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measur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far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goa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need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exact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ell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mo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gi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exac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giv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estim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mathematic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way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judg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estim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nea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orrec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eventual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estim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far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goa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estim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likel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try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dire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may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fail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try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dire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alk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lay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rogram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serious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heuristic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metim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play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rogram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heuristic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bas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pponen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Garr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Kasparov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Deep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Blue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machin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BM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buil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aten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Garr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Kasparov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remember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new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ould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lay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rogram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heuristic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bas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Garr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Kasparov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used </text:p>
          </table:table-cell>
          <table:table-cell table:number-columns-repeated="2" office:value-type="string" calcext:value-type="string">
            <text:p><text:s/>VBD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play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igur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li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how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ork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ye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unexplore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ak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mal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gmen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come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dea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both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hav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less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forward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gai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less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pick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ak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correc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forward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jitter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obvious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ol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reas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D</text:p>
          </table:table-cell>
          <table:table-cell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acto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RBS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fac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basical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irrespectiv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your </text:p>
          </table:table-cell>
          <table:table-cell table:number-columns-repeated="2" office:value-type="string" calcext:value-type="string">
            <text:p><text:s/>PRP$</text:p>
          </table:table-cell>
          <table:table-cell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aren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ranc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acto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ry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ol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re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grap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differen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re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grap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grap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hil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oin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point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aren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aren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mayb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ranch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facto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Branching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facto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hil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averag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omplet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binar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re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alk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lmo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dou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hemselves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every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leve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ranch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facto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leve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Level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mean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leve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atever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far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man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hug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fac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reas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/>
        </table:table-row>
        <table:table-row table:style-name="ro1">
          <table:table-cell office:value-type="string" calcext:value-type="string">
            <text:p>gues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suppos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afte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level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seven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o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much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mayb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ba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may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look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ho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entir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leve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plann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secondar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man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man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im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anywa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ranc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facto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poin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onvention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far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represent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way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done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missionar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canniba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long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constructiv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niti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rea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in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more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more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tak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am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missionar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canniba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rit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random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tat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call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Another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another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chec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ir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every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represent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otenti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may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missionar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canniba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kin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hir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perturba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unlik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onstructiv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far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done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either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missionar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cannib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reconstructiv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easi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explora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complex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problem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our </text:p>
          </table:table-cell>
          <table:table-cell table:number-columns-repeated="2" office:value-type="string" calcext:value-type="string">
            <text:p><text:s/>PRP$</text:p>
          </table:table-cell>
          <table:table-cell/>
        </table:table-row>
        <table:table-row table:style-name="ro1">
          <table:table-cell office:value-type="string" calcext:value-type="string">
            <text:p>eighth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gene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algorithm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ell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gene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algorithm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os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kin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problem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perturba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Both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us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factor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ummar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look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blind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BFS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DFS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alternativ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est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check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done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done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pply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D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as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domai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knowledg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apply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tell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exact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a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Usual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gi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rank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meri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every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r </text:p>
          </table:table-cell>
          <table:table-cell table:number-columns-repeated="2" office:value-type="string" calcext:value-type="string">
            <text:p><text:s/>PRP$</text:p>
          </table:table-cell>
          <table:table-cell/>
        </table:table-row>
        <table:table-row table:style-name="ro1">
          <table:table-cell office:value-type="string" calcext:value-type="string">
            <text:p>disposa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owe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few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your </text:p>
          </table:table-cell>
          <table:table-cell table:number-columns-repeated="2" office:value-type="string" calcext:value-type="string">
            <text:p><text:s/>PRP$</text:p>
          </table:table-cell>
          <table:table-cell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orr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impl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impl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rul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ers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maxima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v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less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paren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forward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maxima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unlik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stor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unexplore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irrespectiv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hethe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/>
        </table:table-row>
        <table:table-row table:style-name="ro1">
          <table:table-cell office:value-type="string" calcext:value-type="string">
            <text:p>bran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re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bas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mayb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jitter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move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cross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branch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justifie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look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AI </text:p>
          </table:table-cell>
          <table:table-cell table:number-columns-repeated="2" office:value-type="string" calcext:value-type="string">
            <text:p><text:s/>NNP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estim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exac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see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–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typ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/>
        </table:table-row>
        <table:table-row table:style-name="ro1">
          <table:table-cell office:value-type="string" calcext:value-type="string">
            <text:p>every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represent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kin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take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missionary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cannibal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rogra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typical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stat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vali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acceptabl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else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perturbation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JJR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constructive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both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us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practic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hybrid </text:p>
          </table:table-cell>
          <table:table-cell table:number-columns-repeated="2" office:value-type="string" calcext:value-type="string">
            <text:p><text:s/>JJ</text:p>
          </table:table-cell>
          <table:table-cell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VB</text:p>
          </table:table-cell>
          <table:table-cell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  <table:table-row table:style-name="ro1">
          <table:table-cell office:value-type="string" calcext:value-type="string">
            <text:p>Thanks </text:p>
          </table:table-cell>
          <table:table-cell table:number-columns-repeated="2" office:value-type="string" calcext:value-type="string">
            <text:p><text:s/>NNS</text:p>
          </table:table-cell>
          <table:table-cell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9:37:32.360790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2:27:44.447584710</meta:creation-date>
    <dc:date>2020-04-19T21:45:37.762902722</dc:date>
    <meta:editing-duration>PT31M49S</meta:editing-duration>
    <meta:editing-cycles>2</meta:editing-cycles>
    <meta:generator>LibreOffice/6.0.7.3$Linux_X86_64 LibreOffice_project/00m0$Build-3</meta:generator>
    <meta:document-statistic meta:table-count="1" meta:cell-count="15649" meta:object-count="0"/>
  </office:meta>
</office:document-meta>
</file>